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gr16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2cm" svg:height="2.6cm" svg:x="12.4cm" svg:y="7.4cm">
          <text:p text:style-name="P1"><text:span text:style-name="T1">UniProt</text:span>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1cm" svg:height="2.4cm" svg:x="5.3cm" svg:y="2.9cm">
          <text:p text:style-name="P1">ChEBI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1cm" svg:height="2.4cm" svg:x="13.9cm" svg:y="2.3cm">
          <text:p text:style-name="P1">ChEMBL</text:p>
          <draw:enhanced-geometry svg:viewBox="0 0 21600 21600" draw:mirror-horizontal="false" draw:mirror-vertical="fals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1cm" svg:height="2.4cm" svg:x="1.8cm" svg:y="7.5cm">
          <text:p text:style-name="P1">PDBeChe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5.1cm" svg:height="2.4cm" svg:x="6.1cm" svg:y="11.8cm">
          <text:p text:style-name="P1">PDBe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5.1cm" svg:height="2.4cm" svg:x="13.2cm" svg:y="13.7cm">
          <text:p text:style-name="P1">Linnean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5.1cm" svg:height="2.4cm" svg:x="19.5cm" svg:y="13.4cm">
          <text:p text:style-name="P1">EC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5.1cm" svg:height="2.4cm" svg:x="22.6cm" svg:y="9.2cm">
          <text:p text:style-name="P1">MeSH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5.1cm" svg:height="2.4cm" svg:x="22.4cm" svg:y="5.1cm">
          <text:p text:style-name="P1">EFO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5.1cm" svg:height="2.4cm" svg:x="21.3cm" svg:y="1.8cm">
          <text:p text:style-name="P1">OMI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654cm" svg:y1="4.949cm" svg:x2="13.6cm" svg:y2="7.78cm" draw:start-shape="id1" draw:start-glue-point="9" draw:end-shape="id2" draw:end-glue-point="5" svg:d="m9654 4949 3946 2831">
          <text:p/>
        </draw:connector>
        <draw:connector draw:style-name="gr7" draw:text-style-name="P1" draw:layer="layout" draw:type="line" svg:x1="6.046cm" svg:y1="4.949cm" svg:x2="4.35cm" svg:y2="7.5cm" draw:start-shape="id1" draw:start-glue-point="7" draw:end-shape="id3" draw:end-glue-point="4" svg:d="m6046 4949-1696 2551">
          <text:p/>
        </draw:connector>
        <draw:connector draw:style-name="gr7" draw:text-style-name="P1" draw:layer="layout" draw:type="line" svg:x1="10.4cm" svg:y1="4.1cm" svg:x2="13.9cm" svg:y2="3.5cm" draw:start-shape="id1" draw:start-glue-point="10" draw:end-shape="id4" draw:end-glue-point="6" svg:d="m10400 4100 3500-600">
          <text:p/>
        </draw:connector>
        <draw:connector draw:style-name="gr8" draw:text-style-name="P1" draw:layer="layout" draw:type="line" svg:x1="19.4cm" svg:y1="9.62cm" svg:x2="22.05cm" svg:y2="13.4cm" draw:start-shape="id2" draw:start-glue-point="9" draw:end-shape="id5" draw:end-glue-point="4" svg:d="m19400 9620 2650 3780">
          <text:p/>
        </draw:connector>
        <draw:connector draw:style-name="gr8" draw:text-style-name="P1" draw:layer="layout" draw:type="line" svg:x1="16.5cm" svg:y1="10cm" svg:x2="15.75cm" svg:y2="13.7cm" draw:start-shape="id2" draw:start-glue-point="8" draw:end-shape="id6" draw:end-glue-point="4" svg:d="m16500 10000-750 3700">
          <text:p/>
        </draw:connector>
        <draw:connector draw:style-name="gr8" draw:text-style-name="P1" draw:layer="layout" draw:type="line" svg:x1="13.6cm" svg:y1="9.62cm" svg:x2="10.454cm" svg:y2="12.151cm" draw:start-shape="id2" draw:start-glue-point="7" draw:end-shape="id7" draw:end-glue-point="11" svg:d="m13600 9620-3146 2531">
          <text:p/>
        </draw:connector>
        <draw:connector draw:style-name="gr9" draw:text-style-name="P1" draw:layer="layout" draw:type="line" svg:x1="4.35cm" svg:y1="9.9cm" svg:x2="6.846cm" svg:y2="12.151cm" draw:start-shape="id3" draw:start-glue-point="8" draw:end-shape="id7" draw:end-glue-point="5" svg:d="m4350 9900 2496 2251">
          <text:p/>
        </draw:connector>
        <draw:connector draw:style-name="gr10" draw:text-style-name="P1" draw:layer="layout" draw:type="line" svg:x1="16.5cm" svg:y1="7.4cm" svg:x2="16.45cm" svg:y2="4.7cm" draw:start-shape="id2" draw:end-shape="id4" draw:end-glue-point="8" svg:d="m16500 7400-50-2700">
          <text:p/>
        </draw:connector>
        <draw:connector draw:style-name="gr11" draw:text-style-name="P1" draw:layer="layout" draw:type="line" svg:x1="20.6cm" svg:y1="8.7cm" svg:x2="23.146cm" svg:y2="7.149cm" draw:start-shape="id2" draw:start-glue-point="10" draw:end-shape="id8" draw:end-glue-point="7" svg:d="m20600 8700 2546-1551">
          <text:p/>
        </draw:connector>
        <draw:connector draw:style-name="gr12" draw:text-style-name="P1" draw:layer="layout" draw:type="line" svg:x1="19.4cm" svg:y1="7.78cm" svg:x2="22.046cm" svg:y2="3.849cm" draw:start-shape="id2" draw:start-glue-point="11" draw:end-shape="id9" draw:end-glue-point="7" svg:d="m19400 7780 2646-3931">
          <text:p/>
        </draw:connector>
        <draw:connector draw:style-name="gr12" draw:text-style-name="P1" draw:layer="layout" draw:type="line" svg:x1="20.6cm" svg:y1="8.7cm" svg:x2="22.6cm" svg:y2="10.4cm" draw:start-shape="id2" draw:start-glue-point="10" draw:end-shape="id10" draw:end-glue-point="6" svg:d="m20600 8700 2000 1700">
          <text:p/>
        </draw:connector>
        <draw:connector draw:style-name="gr13" draw:text-style-name="P1" draw:layer="layout" draw:type="line" svg:x1="25.15cm" svg:y1="9.2cm" svg:x2="24.95cm" svg:y2="7.5cm" draw:start-shape="id10" draw:start-glue-point="4" draw:end-shape="id8" draw:end-glue-point="8" svg:d="m25150 9200-200-1700">
          <text:p/>
        </draw:connector>
        <draw:connector draw:style-name="gr7" draw:text-style-name="P1" draw:layer="layout" draw:type="line" svg:x1="7.85cm" svg:y1="5.3cm" svg:x2="8.65cm" svg:y2="11.8cm" draw:start-shape="id1" draw:start-glue-point="8" draw:end-shape="id7" svg:d="m7850 5300 800 6500">
          <text:p/>
        </draw:connector>
        <draw:custom-shape draw:style-name="gr2" draw:text-style-name="P1" draw:layer="layout" svg:width="3.8cm" svg:height="1.1cm" svg:x="1.6cm" svg:y="17.4cm">
          <text:p text:style-name="P1">Compoun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02cm" svg:height="1.1cm" svg:x="5.898cm" svg:y="17.398cm">
          <text:p text:style-name="P1">3D structu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1cm" svg:x="10.599cm" svg:y="17.399cm">
          <text:p text:style-name="P1">Prote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1cm" svg:x="14.798cm" svg:y="17.398cm">
          <text:p text:style-name="P1">Speci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1.1cm" svg:x="18.997cm" svg:y="17.397cm">
          <text:p text:style-name="P1">Enzym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1cm" svg:x="23.196cm" svg:y="17.396cm">
          <text:p text:style-name="P1">Diseases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979cm" svg:y1="19.407cm" svg:x2="11.07cm" svg:y2="19.424cm" svg:d="m5979 19407 5091 17">
          <text:p text:style-name="P1">UniProt XML</text:p>
        </draw:connector>
        <draw:frame draw:style-name="gr15" draw:layer="layout" svg:width="5.7cm" svg:height="1.35cm" svg:x="1cm" svg:y="18.9cm">
          <draw:text-box>
            <text:p>Xref taken from:</text:p>
          </draw:text-box>
        </draw:frame>
        <draw:connector draw:style-name="gr16" draw:text-style-name="P1" draw:layer="layout" draw:type="line" svg:x1="11.342cm" svg:y1="19.407cm" svg:x2="16.208cm" svg:y2="19.431cm" svg:d="m11342 19407 4866 24">
          <text:p text:style-name="P1">ChEBI XML</text:p>
        </draw:connector>
        <draw:connector draw:style-name="gr17" draw:text-style-name="P1" draw:layer="layout" draw:type="line" svg:x1="16.493cm" svg:y1="19.407cm" svg:x2="22.012cm" svg:y2="19.405cm" svg:d="m16493 19407 5519-2">
          <text:p text:style-name="P1">ChEMBL XML</text:p>
        </draw:connector>
        <draw:connector draw:style-name="gr18" draw:text-style-name="P1" draw:layer="layout" draw:type="line" svg:x1="22.344cm" svg:y1="19.407cm" svg:x2="27.954cm" svg:y2="19.405cm" svg:d="m22344 19407 5610-2">
          <text:p text:style-name="P1">UniMed HTM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4T13:11:50</meta:creation-date>
    <dc:date>2012-04-04T15:38:07</dc:date>
    <meta:editing-duration>PT1H17M50S</meta:editing-duration>
    <meta:editing-cycles>4</meta:editing-cycles>
    <meta:generator>LibreOffice/3.5$MacOSX_x86 LibreOffice_project/dc9775d-05ecbee-0851ad3-1586698-727bf66</meta:generator>
    <meta:document-statistic meta:object-count="34"/>
  </office:meta>
</office:document-meta>
</file>